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paragraph-properties fo:text-align="justify" style:justify-single-word="false"/>
      <style:text-properties fo:language="en" fo:country="CA"/>
    </style:style>
    <style:style style:name="P8" style:family="paragraph" style:parent-style-name="Standard" style:list-style-name="L1">
      <style:paragraph-properties fo:text-align="justify" style:justify-single-word="false"/>
      <style:text-properties fo:language="en" fo:country="CA"/>
    </style:style>
    <style:style style:name="P9" style:family="paragraph" style:parent-style-name="Standard" style:list-style-name="L2">
      <style:paragraph-properties fo:text-align="justify" style:justify-single-word="false"/>
      <style:text-properties fo:language="en" fo:country="CA"/>
    </style:style>
    <style:style style:name="P10" style:family="paragraph" style:parent-style-name="Standard" style:list-style-name="L5">
      <style:paragraph-properties fo:text-align="justify" style:justify-single-word="false"/>
      <style:text-properties fo:language="en" fo:country="CA"/>
    </style:style>
    <style:style style:name="P11" style:family="paragraph" style:parent-style-name="Standard" style:list-style-name="L2">
      <style:paragraph-properties fo:text-align="justify" style:justify-single-word="false"/>
      <style:text-properties fo:language="en" fo:country="CA" style:text-underline-style="none"/>
    </style:style>
    <style:style style:name="P12"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13"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14"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list-style-name="L4">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7"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style:font-name="Courier New"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10/05/08, 10/07/20, 13/03/08</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l<text:span text:style-name="T3"> [mindel [maxdel [minpl [maxpl]]]]</text:span></text:p>
      <text:p text:style-name="P2"/>
      <text:p text:style-name="P2">All parameters (four unsigned numbers) are optional (the command without any argument is void). The command describes the parameters of <text:span text:style-name="T1">measurement packets</text:span> to be transmitted at prescribed intervals. The command starting the actual transmission is separate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2179445011594226410" text:style-name="L1">
        <text:list-item>
          <text:p text:style-name="P8">If the specified minimum is less than 256, it will be set to 256.</text:p>
          <text:p text:style-name="P8"/>
        </text:list-item>
        <text:list-item>
          <text:p text:style-name="P8">If the specified maximum is less than the minimum, it will be set to the minimum. This also applies to the case when only the minimum is specified and the previous setting of the maximum turns out to be less than the new minimum.</text:p>
          <text:p text:style-name="P8"/>
        </text:list-item>
        <text:list-item>
          <text:p text:style-name="P8">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 look into <text:soft-page-break/>options.sys. Whatever you specify for the packet length, the praxis will make sure that the actually assumed minimum is not less than the required minimum and that the assumed maximum is not less than the assumed minimum.</text:p>
      <text:p text:style-name="P2"/>
      <text:p text:style-name="P2">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and can be changed at compilation. Thus, the minimum length of a measurement packet, in bytes, including the CRC, is 10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10">s</text:span><text:span text:style-name="T15"> (send measurement packets):</text:span></text:p>
      <text:p text:style-name="P2"/>
      <text:p text:style-name="P2"><text:tab/><text:span text:style-name="T3">s</text:span><text:span text:style-name="T3"> [count [urgent]]</text:span></text:p>
      <text:p text:style-name="P2"/>
      <text:p text:style-name="P2">The first argument gives the number of packets to be sent. If zero (or absent), i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2"/>
      <text:p text:style-name="P3"><text:soft-page-break/>Command <text:span text:style-name="T3">q</text:span> (stopping transmission):</text:p>
      <text:p text:style-name="P2"/>
      <text:p text:style-name="P2">The node's transmitter can be stopped (the node rendered inactive) with this command:</text:p>
      <text:p text:style-name="P2"/>
      <text:p text:style-name="P2"><text:tab/><text:span text:style-name="T3">q</text:span></text:p>
      <text:p text:style-name="P2"/>
      <text:p text:style-name="P2">It can also be used to stop (abort) a collection of PATABLE statistics in progress (see command <text:span text:style-name="T3">m</text:span>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extracting them. </text:p>
      <text:p text:style-name="P2"/>
      <text:p text:style-name="P2">For example, you may see something this:</text:p>
      <text:p text:style-name="P2"/>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six numbers produced by querying the PHY with PHYSOPT_ERROR. They stand for, in this order:</text:p>
      <text:p text:style-name="P2"/>
      <text:list xml:id="list8850200760687574515" text:style-name="L2">
        <text:list-item>
          <text:p text:style-name="P9">The total number of activations of the receiver. This happens whenever the device thinks it perceives something looking like a packet. This counter wraps around at 64K. When that happens, the next counter is automatically zeroed out.</text:p>
          <text:p text:style-name="P9"/>
        </text:list-item>
        <text:list-item>
          <text:p text:style-name="P9">The total number of packets that have been correctly received and passed to TCV/VNETI. Note that this can never be more than the previous value. Also note that with hardware CRC and the AUTOFLUSH option on, the two values will always be the same.</text:p>
          <text:p text:style-name="P9"/>
        </text:list-item>
        <text:list-item>
          <text:p text:style-name="P11">The total number of packets submitted for transmission.</text:p>
          <text:p text:style-name="P9"><text:soft-page-break/></text:p>
        </text:list-item>
        <text:list-item>
          <text:p text:style-name="P11">The total number of packets that were submitted for transmission and exceeded the limit on the number of transmission attempts.</text:p>
          <text:p text:style-name="P9"/>
        </text:list-item>
        <text:list-item>
          <text:p text:style-name="P9">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9"/>
        </text:list-item>
        <text:list-item>
          <text:p text:style-name="P9">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soft-page-break/><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text:soft-page-break/></text:p>
      <text:p text:style-name="P2">will produce a report every minute and zero out the counters. At most one <text:span text:style-name="T3">P</text:span> can be active at a time. This command:</text:p>
      <text:p text:style-name="P2"/>
      <text:p text:style-name="P2"><text:tab/><text:span text:style-name="T3">Q</text:span></text:p>
      <text:p text:style-name="P2"/>
      <text:p text:style-name="P2">cancels the last <text:span text:style-name="T3">P</text:span>.</text:p>
      <text:p text:style-name="P2"/>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w<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3930455482430335899" text:style-name="L3">
        <text:list-header>
          <text:p text:style-name="P14">RADIO_WOR_PREAMBLE_TIME <text:s/>rounded to full seconds (e.g., 5 → 5120)</text:p>
        </text:list-header>
      </text:list>
      <text:list xml:id="list7348234928390320067" text:style-name="L4">
        <text:list-header>
          <text:p text:style-name="P15">RADIO_WOR_IDLE_TIMEOUT rounded to full seconds.</text:p>
          <text:p text:style-name="P15">WOR_EVT0_TIME</text:p>
          <text:p text:style-name="P15">WOR_RX_TIME</text:p>
          <text:p text:style-name="P15">WOR_PQ_THR</text:p>
          <text:p text:style-name="P15">WOR_RSSI_THR</text:p>
          <text:p text:style-name="P16">WOR_EVT1_TIME</text:p>
        </text:list-header>
      </text:list>
      <text:p text:style-name="P3"/>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text:soft-page-break/></text:p>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10">S</text:span><text:span text:style-name="T15">):</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tab/>S 24 v</text:p>
      <text:p text:style-name="P2"><text:soft-page-break/></text:p>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5"><text:tab/>Ready:</text:p>
      <text:p text:style-name="P5"><text:tab/>S 233 d</text:p>
      <text:p text:style-name="P5"><text:tab/>Ready:</text:p>
      <text:p text:style-name="P5"><text:tab/>Timeout reaching 233</text:p>
      <text:p text:style-name="P2"/>
      <text:p text:style-name="P2">A reply looks like the original command packet up to and including the SER field, with the command text replaced with a response. In the simplest case, the response is a single word with 0 meaning OK, <text:soft-page-break/>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2436457579734384439" text:style-name="L5">
        <text:list-item>
          <text:p text:style-name="P10">formal error (probably cannot happen)</text:p>
        </text:list-item>
        <text:list-item>
          <text:p text:style-name="P10">no memory to acquire packet</text:p>
        </text:list-item>
        <text:list-item>
          <text:p text:style-name="P10">node busy with a previous command</text:p>
        </text:list-item>
        <text:list-item>
          <text:p text:style-name="P10">command syntax error</text:p>
        </text:list-item>
        <text:list-item>
          <text:p text:style-name="P10">node out of memory (umalloc failure)</text:p>
        </text:list-item>
        <text:list-item>
          <text:p text:style-name="P10">no room to run more threads</text:p>
        </text:list-item>
        <text:list-item>
          <text:p text:style-name="P10">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text:soft-page-break/>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3-08T18:10:23.12</dc:date>
    <meta:editing-duration>PT15H8M36S</meta:editing-duration>
    <meta:editing-cycles>84</meta:editing-cycles>
    <meta:generator>OpenOffice.org/3.4.1$Win32 OpenOffice.org_project/341m1$Build-9593</meta:generator>
    <dc:creator>Pawel Gburzynski</dc:creator>
    <meta:document-statistic meta:table-count="0" meta:image-count="0" meta:object-count="4" meta:page-count="11" meta:paragraph-count="218" meta:word-count="3542" meta:character-count="20379"/>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